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It wasn't me" svg:font-family="'It wasn't me'"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T1" style:family="text">
      <style:text-properties style:font-name="It wasn't m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om försvarsmakten är det väldigt viktigt att snabbt kunna kommunicera med en annan grupp i fält eller överordnad för att utbyta olika slags information. Man tillhandahålls även med information om var man är, vart man ska och vad man ska göra. Vi kommer att använda kartor och GPS-positionering vilket underlättar för att skapa en helhetsbild av situationen. </text:p>
      <text:p text:style-name="P1"/>
      <text:p text:style-name="P1">Varje enhet inom försvarsmakten ska få tillgång till minst en handenhet. Med enhet menar vi varje enskild grupp ute i fält, dessa enheter består vanligtvis av en till två officerare samt en en grupp värnpliktiga, alternativt endast värnpliktiga med ett värnpliktigt befäl. Alla personer ska inte ha en egen handenhet då vi tror att det kan innebära att detta skulle resultera i ett för stort informationsflöde. En viss filtrering bör finnas beroende på vem som innehar handenheten, för att undvika ett överflöd av information och för att undvika att grupper får information som är irrelevanta för dem. En värnpliktig som utför en väld<text:span text:style-name="T3">igt specifik uppgift behöver inte ha mer information än nödvändigt för att sköta sitt uppdrag. </text:span></text:p>
      <text:p text:style-name="P1"><text:span text:style-name="T3"/></text:p>
      <text:p text:style-name="P1"><text:span text:style-name="T3">Försvaret har en väldigt stark hierarkisk struktur vilket också används för information</text:span>sspridning. Detta innebär att det är personen som har befälet som ansvarar för handenheten men att information filtreras med avseende på hans/hennes rang. Kommunikationsmönstret följer även den hierarkiska strukturen. Inom olika delar av försvaret så finns det olika normer och olika strukturer. Till exempel så har inte flygvapnet samma struktur som marinen. </text:p>
      <text:p text:style-name="P1"/>
      <text:p text:style-name="P1">Kunskaperna inom organisationen är vitt spridda, människor har olika spetsutbildningar och olika bakgrunder. Därför är det viktigt att handenheten har låg inlärningsnivå så att man med grundläggande kunskap om kommunikationsutrustning och en snabb genomgång av handenheten ska kunna använda den lika väl som nuvarande utrustning. <text:s/>Det innebär att i stort sätt alla inom organisationen ska kunna använda den. Den bör kännas intuitiv så att man i krissituationer kan utföra en handling på ett snabbt och smidig sätt. Det kommunikationsmedel som används av mobila enheter idag är en kortvågsradio som heter Radio 180, denna är huvudsakligen uppbyggt för kort muntlig kommunikation, men kan även skicka korta meddelanden.</text:p>
      <text:p text:style-name="P1"/>
      <text:p text:style-name="P1">Försvarsmaktens huvuduppgift skiljer sig ganska mycket i denna situation gentemot en normalsituation de är utbildade för. I ett normalfall är försvarsmaktens huvuduppgift att försvara landet mot utomstående faror, medan i detta specialfall är huvuduppgiften att hjälpa civilbefolkningen och andra aktörer med räddningsarbetet. Exempelvis genom fördelning av drivmedel, drift av reservkraftverk, evakuering och uppbyggnad av tillfälliga telekommunikationssystem.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It wasn't me" svg:font-family="'It wasn't me'"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10-27T08:33:46</meta:creation-date>
    <dc:date>2009-10-27T10:36:09</dc:date>
    <meta:editing-cycles>6</meta:editing-cycles>
    <meta:editing-duration>PT1H1M52S</meta:editing-duration>
    <meta:user-defined meta:name="Info 1"/>
    <meta:user-defined meta:name="Info 2"/>
    <meta:user-defined meta:name="Info 3"/>
    <meta:user-defined meta:name="Info 4"/>
    <meta:document-statistic meta:table-count="0" meta:image-count="0" meta:object-count="0" meta:page-count="1" meta:paragraph-count="5" meta:word-count="401" meta:character-count="2715"/>
  </office:meta>
</office:document-meta>
</file>